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06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2.5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Хороший" style:data-style-name="N3">
      <style:table-cell-properties fo:background-color="#c6efce" style:text-align-source="fix" style:repeat-content="false" style:vertical-align="automatic"/>
      <style:paragraph-properties fo:text-align="start" fo:margin-left="0mm"/>
      <style:text-properties fo:color="#000000"/>
    </style:style>
    <style:style style:name="ce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3" style:family="table-cell" style:parent-style-name="Хороший" style:data-style-name="N0">
      <style:table-cell-properties fo:background-color="#c6efce" style:text-align-source="fix" style:repeat-content="false" style:vertical-align="automatic"/>
      <style:paragraph-properties fo:text-align="start" fo:margin-left="0mm"/>
      <style:text-properties fo:color="#00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uel — consumption, ㎏/s, ≤</text:p>
          </table:table-cell>
          <table:table-cell table:style-name="ce2" table:formula="of:=ROUND([.B5]/[.B6];7)" office:value-type="float" office:value="0.1580666" calcext:value-type="float">
            <text:p>0,1580666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es. — fuel, ㎏, ≥</text:p>
          </table:table-cell>
          <table:table-cell table:style-name="ce4" office:value-type="float" office:value="2371" calcext:value-type="float">
            <text:p>2 371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es. — total thrust, N (kgf), ≥</text:p>
          </table:table-cell>
          <table:table-cell table:style-name="ce5" table:formula="of:=[.B5]*[.B4]" office:value-type="float" office:value="7350000" calcext:value-type="float">
            <text:p>7 350 000</text:p>
          </table:table-cell>
          <table:table-cell table:style-name="ce6" table:formula="of:=[.B3]/9.81" office:value-type="float" office:value="749235.474006116" calcext:value-type="float">
            <text:p>749 235,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. — total thrust duration, s, ≥</text:p>
          </table:table-cell>
          <table:table-cell table:style-name="ce5" table:formula="of:=ROUND([.B2]/[.B1];0)" office:value-type="float" office:value="15000" calcext:value-type="float">
            <text:p>15 000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Thrust, N (kgf)</text:p>
          </table:table-cell>
          <table:table-cell table:style-name="ce3" office:value-type="float" office:value="490" calcext:value-type="float">
            <text:p>490</text:p>
          </table:table-cell>
          <table:table-cell table:style-name="ce6" table:formula="of:=[.B5]/9.81" office:value-type="float" office:value="49.9490316004077" calcext:value-type="float">
            <text:p>49,9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ust — Isp, N·s/㎏ (s), ≥</text:p>
          </table:table-cell>
          <table:table-cell table:style-name="ce12" table:formula="of:=[.C6]*9.81" office:value-type="float" office:value="3099.96" calcext:value-type="float">
            <text:p>3099,96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1-10-14T12:24:25Z</meta:creation-date>
    <dc:date>2021-10-14T16:13:57.165000000</dc:date>
    <meta:editing-duration>PT11M55S</meta:editing-duration>
    <meta:editing-cycles>2</meta:editing-cycles>
    <meta:document-statistic meta:table-count="3" meta:cell-count="15" meta:object-count="0"/>
  </office:meta>
</office:document-meta>
</file>